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 fo:padding="0.049cm" fo:border="0.06pt solid #d9d9e3"/>
    </style:style>
    <style:style style:name="P3" style:family="paragraph" style:parent-style-name="Text_20_body" style:list-style-name="L1">
      <style:paragraph-properties fo:text-align="justify" style:justify-single-word="false" fo:padding="0.049cm" fo:border="0.06pt solid #d9d9e3"/>
    </style:style>
    <style:style style:name="P4" style:family="paragraph" style:parent-style-name="Text_20_body" style:list-style-name="L1">
      <style:paragraph-properties fo:margin-top="0cm" fo:margin-bottom="0cm" style:contextual-spacing="false" fo:text-align="justify" style:justify-single-word="false" fo:padding="0.049cm" fo:border="0.06pt solid #d9d9e3"/>
    </style:style>
    <style:style style:name="P5" style:family="paragraph" style:parent-style-name="Text_20_body" style:list-style-name="L2">
      <style:paragraph-properties fo:margin-top="0cm" fo:margin-bottom="0cm" style:contextual-spacing="false" fo:text-align="justify" style:justify-single-word="false" fo:padding="0.049cm" fo:border="0.06pt solid #d9d9e3"/>
    </style:style>
    <style:style style:name="P6" style:family="paragraph" style:parent-style-name="Text_20_body" style:list-style-name="L2">
      <style:paragraph-properties fo:text-align="justify" style:justify-single-word="false"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">Relatório para o Hook Customizado de Recuperação de Documentos em React com Firebase</text:span></text:span></text:p>
      <text:p text:style-name="P2"><text:span text:style-name="Strong_20_Emphasis"><text:span text:style-name="T1">Introdução:</text:span></text:span> O código fornecido define um hook personalizado chamado <text:span text:style-name="Source_20_Text"><text:span text:style-name="T1">useFetchDocuments</text:span></text:span>, que é usado para recuperar documentos de uma coleção no Firestore (um serviço de banco de dados em tempo real do Firebase) em uma aplicação React. Esse hook permite a recuperação de documentos com base em filtros como pesquisa por tags ou ID de usuário. Ele também lida com as operações de recuperação de documentos e fornece feedback sobre o estado da operação.</text:p>
      <text:p text:style-name="P2"><text:span text:style-name="Strong_20_Emphasis"><text:span text:style-name="T1">Métodos:</text:span></text:span></text:p>
      <text:list text:style-name="L1">
        <text:list-item>
          <text:p text:style-name="P3"><text:span text:style-name="Strong_20_Emphasis"><text:span text:style-name="Source_20_Text"><text:span text:style-name="T1">useFetchDocuments</text:span></text:span></text:span>: Este é o hook principal que lida com a recuperação de documentos. Ele inclui o seguinte:</text:p>
          <text:list>
            <text:list-item>
              <text:p text:style-name="P4"><text:span text:style-name="Source_20_Text"><text:span text:style-name="T1">documents</text:span></text:span>: Um estado que armazena uma matriz de documentos recuperados do Firestore.</text:p>
            </text:list-item>
            <text:list-item>
              <text:p text:style-name="P4"><text:span text:style-name="Source_20_Text"><text:span text:style-name="T1">loading</text:span></text:span>: Um estado que rastreia se a operação de recuperação está em andamento.</text:p>
            </text:list-item>
            <text:list-item>
              <text:p text:style-name="P3"><text:span text:style-name="Source_20_Text"><text:span text:style-name="T1">error</text:span></text:span>: Um estado que armazena mensagens de erro, caso ocorra um erro durante a operação.</text:p>
            </text:list-item>
          </text:list>
          <text:p text:style-name="P3">O código também define uma função <text:span text:style-name="Source_20_Text"><text:span text:style-name="T1">loadData</text:span></text:span> que é executada dentro do <text:span text:style-name="Source_20_Text"><text:span text:style-name="T1">useEffect</text:span></text:span>. Essa função realiza a recuperação dos documentos com base nos parâmetros fornecidos, como coleção, filtro de pesquisa e ID de usuário.</text:p>
        </text:list-item>
      </text:list>
      <text:p text:style-name="P2"><text:span text:style-name="Strong_20_Emphasis"><text:span text:style-name="T1">Resultados:</text:span></text:span> O resultado deste código é a criação de um hook personalizado que facilita a recuperação de documentos de uma coleção no Firestore em uma aplicação React. Ele fornece feedback sobre o estado da operação, incluindo a lista de documentos recuperados, o carregamento e possíveis erros.</text:p>
      <text:p text:style-name="P2"><text:span text:style-name="Strong_20_Emphasis"><text:span text:style-name="T1">Conclusão:</text:span></text:span> Este código é útil para gerenciar a recuperação de documentos de uma coleção no Firestore de forma eficiente e organizada, permitindo filtrar documentos com base em critérios específicos. Ele abstrai a lógica de recuperação dos documentos e fornece feedback sobre o progresso da operação. Além disso, lida com possíveis erros durante o processo de recuperação.</text:p>
      <text:p text:style-name="P2"><text:span text:style-name="Strong_20_Emphasis"><text:span text:style-name="T1">Análise:</text:span></text:span></text:p>
      <text:list text:style-name="L2">
        <text:list-item>
          <text:p text:style-name="P5">O código utiliza o Firestore do Firebase para recuperar documentos de uma coleção específica.</text:p>
        </text:list-item>
        <text:list-item>
          <text:p text:style-name="P5">Os estados de <text:span text:style-name="Source_20_Text"><text:span text:style-name="T1">documents</text:span></text:span>, <text:span text:style-name="Source_20_Text"><text:span text:style-name="T1">loading</text:span></text:span> e <text:span text:style-name="Source_20_Text"><text:span text:style-name="T1">error</text:span></text:span> são usados para rastrear o progresso da operação e armazenar informações sobre os documentos ou erros.</text:p>
        </text:list-item>
        <text:list-item>
          <text:p text:style-name="P5">A função <text:span text:style-name="Source_20_Text"><text:span text:style-name="T1">loadData</text:span></text:span> é assíncrona e executa a recuperação dos documentos com base nos filtros fornecidos, como pesquisa por tags ou ID de usuário.</text:p>
        </text:list-item>
        <text:list-item>
          <text:p text:style-name="P6">O hook <text:span text:style-name="Source_20_Text"><text:span text:style-name="T1">useFetchDocuments</text:span></text:span> é uma abstração útil para simplificar a implementação de funcionalidades de recuperação de documentos em uma aplicação React que utiliza o Firebase Firestore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06:13:40.969000000</meta:creation-date>
    <dc:date>2023-11-06T06:14:03.147000000</dc:date>
    <meta:editing-duration>PT22S</meta:editing-duration>
    <meta:editing-cycles>1</meta:editing-cycles>
    <meta:document-statistic meta:table-count="0" meta:image-count="0" meta:object-count="0" meta:page-count="1" meta:paragraph-count="15" meta:word-count="376" meta:character-count="2357" meta:non-whitespace-character-count="2004"/>
    <meta:generator>LibreOffice/7.5.2.2$Windows_X86_64 LibreOffice_project/53bb9681a964705cf672590721dbc85eb4d0c3a2</meta:generator>
  </office:meta>
</office:document-meta>
</file>